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b087" officeooo:paragraph-rsid="000cb087"/>
    </style:style>
    <style:style style:name="P2" style:family="paragraph" style:parent-style-name="Standard" style:list-style-name="L7">
      <style:text-properties officeooo:rsid="000cb087" officeooo:paragraph-rsid="000cb087"/>
    </style:style>
    <style:style style:name="P3" style:family="paragraph" style:parent-style-name="Standard">
      <style:text-properties officeooo:paragraph-rsid="000cb087"/>
    </style:style>
    <style:style style:name="P4" style:family="paragraph" style:parent-style-name="Standard" style:list-style-name="L2">
      <style:text-properties officeooo:paragraph-rsid="000cb087"/>
    </style:style>
    <style:style style:name="P5" style:family="paragraph" style:parent-style-name="Standard" style:list-style-name="L4"/>
    <style:style style:name="P6" style:family="paragraph" style:parent-style-name="Standard" style:list-style-name="L4">
      <style:text-properties officeooo:paragraph-rsid="000cb087"/>
    </style:style>
    <style:style style:name="P7" style:family="paragraph" style:parent-style-name="Standard" style:list-style-name="L6"/>
    <style:style style:name="P8" style:family="paragraph" style:parent-style-name="Standard" style:list-style-name="L6">
      <style:text-properties officeooo:paragraph-rsid="000cb087"/>
    </style:style>
    <style:style style:name="P9" style:family="paragraph" style:parent-style-name="Standard">
      <style:text-properties officeooo:rsid="000df2c5" officeooo:paragraph-rsid="000df2c5"/>
    </style:style>
    <style:style style:name="P10" style:family="paragraph" style:parent-style-name="Standard" style:list-style-name="L7">
      <style:text-properties officeooo:rsid="000df2c5" officeooo:paragraph-rsid="000df2c5"/>
    </style:style>
    <style:style style:name="P11" style:family="paragraph" style:parent-style-name="Standard" style:list-style-name="L4">
      <style:text-properties officeooo:rsid="000fbb9d" officeooo:paragraph-rsid="000fbb9d"/>
    </style:style>
    <style:style style:name="P12" style:family="paragraph" style:parent-style-name="Standard" style:list-style-name="L7">
      <style:text-properties officeooo:rsid="000fbb9d" officeooo:paragraph-rsid="000fbb9d"/>
    </style:style>
    <style:style style:name="P13" style:family="paragraph" style:parent-style-name="Standard" style:list-style-name="L4">
      <style:text-properties officeooo:rsid="001138b2" officeooo:paragraph-rsid="001138b2"/>
    </style:style>
    <style:style style:name="P14" style:family="paragraph" style:parent-style-name="Standard" style:list-style-name="L4">
      <style:text-properties officeooo:rsid="0011fdfd" officeooo:paragraph-rsid="0011fdfd"/>
    </style:style>
    <style:style style:name="P15" style:family="paragraph" style:parent-style-name="Standard" style:list-style-name="L7">
      <style:text-properties officeooo:rsid="0011fdfd" officeooo:paragraph-rsid="0011fdfd"/>
    </style:style>
    <style:style style:name="P16" style:family="paragraph" style:parent-style-name="Standard" style:list-style-name="L5">
      <style:text-properties officeooo:rsid="0011fdfd" officeooo:paragraph-rsid="0011fdfd"/>
    </style:style>
    <style:style style:name="P17" style:family="paragraph" style:parent-style-name="Standard">
      <style:text-properties officeooo:rsid="0011fdfd" officeooo:paragraph-rsid="0011fdfd"/>
    </style:style>
    <style:style style:name="P18" style:family="paragraph" style:parent-style-name="Standard" style:list-style-name="L8">
      <style:text-properties officeooo:rsid="0011fdfd" officeooo:paragraph-rsid="0011fdfd"/>
    </style:style>
    <style:style style:name="P19" style:family="paragraph" style:parent-style-name="Standard" style:list-style-name="L8">
      <style:text-properties officeooo:rsid="001275f7" officeooo:paragraph-rsid="001275f7"/>
    </style:style>
    <style:style style:name="P20" style:family="paragraph" style:parent-style-name="Standard" style:list-style-name="L5">
      <style:text-properties officeooo:rsid="00146054" officeooo:paragraph-rsid="00146054"/>
    </style:style>
    <style:style style:name="T1" style:family="text">
      <style:text-properties officeooo:rsid="000cb087"/>
    </style:style>
    <style:style style:name="T2" style:family="text">
      <style:text-properties fo:color="#ce181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fbb9d"/>
    </style:style>
    <style:style style:name="T6" style:family="text">
      <style:text-properties officeooo:rsid="0011fdfd"/>
    </style:style>
    <style:style style:name="T7" style:family="text">
      <style:text-properties officeooo:rsid="001275f7"/>
    </style:style>
    <style:style style:name="T8" style:family="text">
      <style:text-properties officeooo:rsid="00146054"/>
    </style:style>
    <style:style style:name="T9" style:family="text">
      <style:text-properties officeooo:rsid="001ab1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CIONALIDADES DO SISTEMA</text:p>
      <text:list xml:id="list3043338745" text:style-name="L6">
        <text:list-item>
          <text:p text:style-name="P8">Login de Acesso ao Sistema</text:p>
        </text:list-item>
        <text:list-item>
          <text:p text:style-name="P7">Cadastros(Acervos, Clientes)</text:p>
        </text:list-item>
        <text:list-item>
          <text:p text:style-name="P7">Efetuar Empréstimos e Devoluções</text:p>
        </text:list-item>
        <text:list-item>
          <text:p text:style-name="P7">Efetuar pagamento mediante atraso na devolução</text:p>
        </text:list-item>
        <text:list-item>
          <text:p text:style-name="P7">Gerar Relatórios(Emitir: Acervos emprestados, Clientes em atraso, Relatório geral de clientes, Relatório geral de acervos).</text:p>
        </text:list-item>
      </text:list>
      <text:p text:style-name="Standard"/>
      <text:p text:style-name="Standard">1. Identificando os Atores:</text:p>
      <text:list xml:id="list2892711035" text:style-name="L5">
        <text:list-item>
          <text:p text:style-name="P16">Cliente</text:p>
        </text:list-item>
        <text:list-item>
          <text:p text:style-name="P20">Funcionário</text:p>
        </text:list-item>
      </text:list>
      <text:p text:style-name="Standard"/>
      <text:p text:style-name="P3">2. Identificando os casos de uso:</text:p>
      <text:list xml:id="list2602695874" text:style-name="L4">
        <text:list-item>
          <text:p text:style-name="P6">Autenticar Cliente</text:p>
        </text:list-item>
        <text:list-item>
          <text:p text:style-name="P5"><text:span text:style-name="T1">Cadastrar</text:span> Cliente</text:p>
        </text:list-item>
        <text:list-item>
          <text:p text:style-name="P5">Atualizar Cliente</text:p>
        </text:list-item>
        <text:list-item>
          <text:p text:style-name="P5">Remover Cliente</text:p>
        </text:list-item>
        <text:list-item>
          <text:p text:style-name="P5">Gerenciar Livros</text:p>
        </text:list-item>
        <text:list-item>
          <text:p text:style-name="P5"><text:bookmark-start text:name="__DdeLink__3780_2293932086"/>Incluir Livro<text:bookmark-end text:name="__DdeLink__3780_2293932086"/></text:p>
        </text:list-item>
        <text:list-item>
          <text:p text:style-name="P5"><text:bookmark-start text:name="__DdeLink__3782_2293932086"/>Atualizar Livro<text:bookmark-end text:name="__DdeLink__3782_2293932086"/>(<text:span text:style-name="T2">?</text:span>)</text:p>
        </text:list-item>
        <text:list-item>
          <text:p text:style-name="P5"><text:bookmark-start text:name="__DdeLink__3784_2293932086"/>Remover Livro<text:bookmark-end text:name="__DdeLink__3784_2293932086"/></text:p>
        </text:list-item>
        <text:list-item>
          <text:p text:style-name="P5"><text:bookmark-start text:name="__DdeLink__3786_2293932086"/>Efetuar Empréstimo<text:bookmark-end text:name="__DdeLink__3786_2293932086"/></text:p>
        </text:list-item>
        <text:list-item>
          <text:p text:style-name="P11"><text:bookmark-start text:name="__DdeLink__3788_2293932086"/>Registrar<text:bookmark-end text:name="__DdeLink__3788_2293932086"/> (Transação, Empréstimo, sei lá...)</text:p>
        </text:list-item>
        <text:list-item>
          <text:p text:style-name="P5">Efetuar Devolução</text:p>
        </text:list-item>
        <text:list-item>
          <text:p text:style-name="P5"><text:bookmark-start text:name="__DdeLink__3790_2293932086"/>Efetuar Pagamento<text:bookmark-end text:name="__DdeLink__3790_2293932086"/></text:p>
        </text:list-item>
        <text:list-item>
          <text:p text:style-name="P13"><text:bookmark-start text:name="__DdeLink__3792_2293932086"/>Gerar Relatórios<text:bookmark-end text:name="__DdeLink__3792_2293932086"/></text:p>
        </text:list-item>
        <text:list-item>
          <text:p text:style-name="P13">Emitir relatório de acervos emprestados - <text:span text:style-name="T6">1</text:span></text:p>
        </text:list-item>
        <text:list-item>
          <text:p text:style-name="P14">Emitir relatório de clientes em atraso - 2</text:p>
        </text:list-item>
        <text:list-item>
          <text:p text:style-name="P14">Emitir relatório geral de clientes - 3</text:p>
        </text:list-item>
        <text:list-item>
          <text:p text:style-name="P14">Emitir relatório geral de acervos- 4</text:p>
        </text:list-item>
      </text:list>
      <text:p text:style-name="Standard"/>
      <text:p text:style-name="P1">3. Identificando Relacionamentos:</text:p>
      <text:p text:style-name="P3"><text:span text:style-name="T1">a) Entre atores :</text:span></text:p>
      <text:list xml:id="list2173022431" text:style-name="L2">
        <text:list-item>
          <text:p text:style-name="P4"><text:span text:style-name="T1">nenhuma</text:span></text:p>
        </text:list-item>
      </text:list>
      <text:p text:style-name="P1">b) Entre casos de uso:</text:p>
      <text:list xml:id="list225125246" text:style-name="L7">
        <text:list-item>
          <text:p text:style-name="P10">Autenticar Cliente <text:span text:style-name="T4">estende</text:span> Cadastrar Cliente, <text:span text:style-name="T5">Atualizar Cliente, Remover Cliente</text:span></text:p>
        </text:list-item>
        <text:list-item>
          <text:p text:style-name="P12">Gerenciar Livros <text:span text:style-name="T4">estende</text:span> Incluir Livro, Atualizar Livro, Remover Livro</text:p>
        </text:list-item>
        <text:list-item>
          <text:p text:style-name="P2">Efetuar Empréstimo <text:span text:style-name="T4">inclui</text:span> Autenticar Cliente, <text:span text:style-name="T5">Registrar Transação</text:span></text:p>
        </text:list-item>
        <text:list-item>
          <text:p text:style-name="P10">Efetuar Devolução <text:span text:style-name="T4">estende</text:span> Efetuar Pagamento</text:p>
        </text:list-item>
        <text:list-item>
          <text:p text:style-name="P12">Efetuar Devolução <text:span text:style-name="T4">inclui</text:span> Registrar Transação</text:p>
        </text:list-item>
        <text:list-item>
          <text:p text:style-name="P15">Gerar Relatórios (<text:span text:style-name="T4">estende, generaliza</text:span>) 1, 2, 3, 4</text:p>
        </text:list-item>
      </text:list>
      <text:p text:style-name="P9"/>
      <text:p text:style-name="P1">c) Entre os atores e casos de uso:</text:p>
      <text:list xml:id="list541431451" text:style-name="L8">
        <text:list-item>
          <text:p text:style-name="P18">Cliente – Autenticar Cliente, <text:span text:style-name="T7">Efetuar Empréstimo, Efetuar Devolução</text:span></text:p>
        </text:list-item>
        <text:list-item>
          <text:p text:style-name="P19"><text:span text:style-name="T8">Funcionário</text:span> – <text:span text:style-name="T9">Autenticar Cliente, </text:span>Gerenciar Livros, Efetuar Empréstimo, <text:span text:style-name="T9">Efetuar Devolução, </text:span>Gerar Relatórios</text:p>
        </text:list-item>
      </text:list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7:52:10.451636066</meta:creation-date>
    <dc:date>2019-10-14T22:37:59.694668681</dc:date>
    <meta:editing-duration>PT13M37S</meta:editing-duration>
    <meta:editing-cycles>1</meta:editing-cycles>
    <meta:document-statistic meta:table-count="0" meta:image-count="0" meta:object-count="0" meta:page-count="1" meta:paragraph-count="40" meta:word-count="219" meta:character-count="1428" meta:non-whitespace-character-count="1280"/>
    <meta:generator>LibreOffice/6.0.7.3$Linux_X86_64 LibreOffice_project/00m0$Build-3</meta:generator>
  </office:meta>
</office:document-meta>
</file>